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0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0.0007in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in" fo:border="0.0007in solid #000000" style:writing-mode="lr-tb"/>
    </style:style>
    <style:style style:name="Table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in" fo:border="0.0007in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in" fo:border="0.0007in solid #000000" style:writing-mode="lr-tb"/>
    </style:style>
    <style:style style:name="Table5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5083in" table:align="right" style:shadow="none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9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6.A4" style:family="table-cell">
      <style:table-cell-properties style:vertical-align="top" fo:padding="0in" fo:border="0.0007in solid #000000" style:writing-mode="lr-tb"/>
    </style:style>
    <style:style style:name="Table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6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.13" style:family="table-row">
      <style:table-row-properties style:min-row-height="0.1618in" style:keep-together="true" fo:keep-together="auto"/>
    </style:style>
    <style:style style:name="Table6.14" style:family="table-row">
      <style:table-row-properties style:min-row-height="0.1611in" style:keep-together="true" fo:keep-together="auto"/>
    </style:style>
    <style:style style:name="Table6.A17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7" style:family="table">
      <style:table-properties style:width="6.5083in" table:align="right" style:shadow="none" style:writing-mode="lr-tb"/>
    </style:style>
    <style:style style:name="Table7.A" style:family="table-column">
      <style:table-column-properties style:column-width="0.016in"/>
    </style:style>
    <style:style style:name="Table7.B" style:family="table-column">
      <style:table-column-properties style:column-width="1.7056in"/>
    </style:style>
    <style:style style:name="Table7.C" style:family="table-column">
      <style:table-column-properties style:column-width="1.5896in"/>
    </style:style>
    <style:style style:name="Table7.D" style:family="table-column">
      <style:table-column-properties style:column-width="0.6778in"/>
    </style:style>
    <style:style style:name="Table7.E" style:family="table-column">
      <style:table-column-properties style:column-width="2.5194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style:vertical-align="top" fo:padding="0in" fo:border="none" style:writing-mode="lr-tb"/>
    </style:style>
    <style:style style:name="Table7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7.A4" style:family="table-cell">
      <style:table-cell-properties style:vertical-align="top" fo:padding="0in" fo:border="0.0007in solid #000000" style:writing-mode="lr-tb"/>
    </style:style>
    <style:style style:name="Table7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7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7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7.13" style:family="table-row">
      <style:table-row-properties style:min-row-height="0.1618in" style:keep-together="true" fo:keep-together="auto"/>
    </style:style>
    <style:style style:name="Table7.14" style:family="table-row">
      <style:table-row-properties style:min-row-height="0.1611in" style:keep-together="true" fo:keep-together="auto"/>
    </style:style>
    <style:style style:name="Table7.A17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94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8.A4" style:family="table-cell">
      <style:table-cell-properties style:vertical-align="top" fo:padding="0in" fo:border="0.0007in solid #000000" style:writing-mode="lr-tb"/>
    </style:style>
    <style:style style:name="Table8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8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8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8.13" style:family="table-row">
      <style:table-row-properties style:min-row-height="0.1618in" style:keep-together="true" fo:keep-together="auto"/>
    </style:style>
    <style:style style:name="Table8.14" style:family="table-row">
      <style:table-row-properties style:min-row-height="0.1611in" style:keep-together="true" fo:keep-together="auto"/>
    </style:style>
    <style:style style:name="Table9" style:family="table">
      <style:table-properties style:width="6.5083in" table:align="right" style:writing-mode="lr-tb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1.7056in"/>
    </style:style>
    <style:style style:name="Table9.C" style:family="table-column">
      <style:table-column-properties style:column-width="1.5896in"/>
    </style:style>
    <style:style style:name="Table9.D" style:family="table-column">
      <style:table-column-properties style:column-width="0.6778in"/>
    </style:style>
    <style:style style:name="Table9.E" style:family="table-column">
      <style:table-column-properties style:column-width="2.5194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style:vertical-align="top" fo:padding="0in" fo:border="none" style:writing-mode="lr-tb"/>
    </style:style>
    <style:style style:name="Table9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9.A4" style:family="table-cell">
      <style:table-cell-properties style:vertical-align="top" fo:padding="0in" fo:border="0.0007in solid #000000" style:writing-mode="lr-tb"/>
    </style:style>
    <style:style style:name="Table9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9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9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9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9.12" style:family="table-row">
      <style:table-row-properties style:min-row-height="0.1618in" style:keep-together="true" fo:keep-together="auto"/>
    </style:style>
    <style:style style:name="Table9.13" style:family="table-row">
      <style:table-row-properties style:min-row-height="0.1611in" style:keep-together="true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9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0.A4" style:family="table-cell">
      <style:table-cell-properties style:vertical-align="top" fo:padding="0in" fo:border="0.0007in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0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0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0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12" style:family="table-row">
      <style:table-row-properties style:min-row-height="0.1618in" style:keep-together="true" fo:keep-together="auto"/>
    </style:style>
    <style:style style:name="Table10.13" style:family="table-row">
      <style:table-row-properties style:min-row-height="0.1611in" style:keep-together="true" fo:keep-together="auto"/>
    </style:style>
    <style:style style:name="Table11" style:family="table">
      <style:table-properties style:width="6.5083in" table:align="right" style:writing-mode="lr-tb"/>
    </style:style>
    <style:style style:name="Table11.A" style:family="table-column">
      <style:table-column-properties style:column-width="0.016in"/>
    </style:style>
    <style:style style:name="Table11.B" style:family="table-column">
      <style:table-column-properties style:column-width="1.7056in"/>
    </style:style>
    <style:style style:name="Table11.C" style:family="table-column">
      <style:table-column-properties style:column-width="1.5896in"/>
    </style:style>
    <style:style style:name="Table11.D" style:family="table-column">
      <style:table-column-properties style:column-width="0.6778in"/>
    </style:style>
    <style:style style:name="Table11.E" style:family="table-column">
      <style:table-column-properties style:column-width="2.5194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="0in" fo:border="none"/>
    </style:style>
    <style:style style:name="Table11.B1" style:family="table-cell">
      <style:table-cell-properties style:vertical-align="top" fo:padding="0in" fo:border="none" style:writing-mode="lr-tb"/>
    </style:style>
    <style:style style:name="Table11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1.A4" style:family="table-cell">
      <style:table-cell-properties style:vertical-align="top" fo:padding="0in" fo:border="0.0007in solid #000000" style:writing-mode="lr-tb"/>
    </style:style>
    <style:style style:name="Table11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1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1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1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1.12" style:family="table-row">
      <style:table-row-properties style:min-row-height="0.1618in" style:keep-together="true" fo:keep-together="auto"/>
    </style:style>
    <style:style style:name="Table11.13" style:family="table-row">
      <style:table-row-properties style:min-row-height="0.1611in" style:keep-together="true" fo:keep-together="auto"/>
    </style:style>
    <style:style style:name="Table12" style:family="table">
      <style:table-properties style:width="6.5083in" table:align="right" style:writing-mode="lr-tb"/>
    </style:style>
    <style:style style:name="Table12.A" style:family="table-column">
      <style:table-column-properties style:column-width="0.016in"/>
    </style:style>
    <style:style style:name="Table12.B" style:family="table-column">
      <style:table-column-properties style:column-width="1.7056in"/>
    </style:style>
    <style:style style:name="Table12.C" style:family="table-column">
      <style:table-column-properties style:column-width="1.5896in"/>
    </style:style>
    <style:style style:name="Table12.D" style:family="table-column">
      <style:table-column-properties style:column-width="0.6778in"/>
    </style:style>
    <style:style style:name="Table12.E" style:family="table-column">
      <style:table-column-properties style:column-width="2.5194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="0in" fo:border="none"/>
    </style:style>
    <style:style style:name="Table12.B1" style:family="table-cell">
      <style:table-cell-properties style:vertical-align="top" fo:padding="0in" fo:border="none" style:writing-mode="lr-tb"/>
    </style:style>
    <style:style style:name="Table12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2.A4" style:family="table-cell">
      <style:table-cell-properties style:vertical-align="top" fo:padding="0in" fo:border="0.0007in solid #000000" style:writing-mode="lr-tb"/>
    </style:style>
    <style:style style:name="Table12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2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2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2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2.12" style:family="table-row">
      <style:table-row-properties style:min-row-height="0.1618in" style:keep-together="true" fo:keep-together="auto"/>
    </style:style>
    <style:style style:name="Table12.13" style:family="table-row">
      <style:table-row-properties style:min-row-height="0.1611in" style:keep-together="true" fo:keep-together="auto"/>
    </style:style>
    <style:style style:name="Table13" style:family="table">
      <style:table-properties style:width="6.5083in" table:align="right" style:writing-mode="lr-tb"/>
    </style:style>
    <style:style style:name="Table13.A" style:family="table-column">
      <style:table-column-properties style:column-width="0.016in"/>
    </style:style>
    <style:style style:name="Table13.B" style:family="table-column">
      <style:table-column-properties style:column-width="1.7056in"/>
    </style:style>
    <style:style style:name="Table13.C" style:family="table-column">
      <style:table-column-properties style:column-width="1.5896in"/>
    </style:style>
    <style:style style:name="Table13.D" style:family="table-column">
      <style:table-column-properties style:column-width="0.6778in"/>
    </style:style>
    <style:style style:name="Table13.E" style:family="table-column">
      <style:table-column-properties style:column-width="2.5194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="0in" fo:border="none"/>
    </style:style>
    <style:style style:name="Table13.B1" style:family="table-cell">
      <style:table-cell-properties style:vertical-align="top" fo:padding="0in" fo:border="none" style:writing-mode="lr-tb"/>
    </style:style>
    <style:style style:name="Table13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3.A4" style:family="table-cell">
      <style:table-cell-properties style:vertical-align="top" fo:padding="0in" fo:border="0.0007in solid #000000" style:writing-mode="lr-tb"/>
    </style:style>
    <style:style style:name="Table13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3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3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3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3.12" style:family="table-row">
      <style:table-row-properties style:min-row-height="0.1618in" style:keep-together="true" fo:keep-together="auto"/>
    </style:style>
    <style:style style:name="Table13.13" style:family="table-row">
      <style:table-row-properties style:min-row-height="0.1611in" style:keep-together="true" fo:keep-together="auto"/>
    </style:style>
    <style:style style:name="Table14" style:family="table">
      <style:table-properties style:width="6.5083in" table:align="right" style:writing-mode="lr-tb"/>
    </style:style>
    <style:style style:name="Table14.A" style:family="table-column">
      <style:table-column-properties style:column-width="0.016in"/>
    </style:style>
    <style:style style:name="Table14.B" style:family="table-column">
      <style:table-column-properties style:column-width="1.7056in"/>
    </style:style>
    <style:style style:name="Table14.C" style:family="table-column">
      <style:table-column-properties style:column-width="1.5896in"/>
    </style:style>
    <style:style style:name="Table14.D" style:family="table-column">
      <style:table-column-properties style:column-width="0.6778in"/>
    </style:style>
    <style:style style:name="Table14.E" style:family="table-column">
      <style:table-column-properties style:column-width="2.5194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="0in" fo:border="none"/>
    </style:style>
    <style:style style:name="Table14.B1" style:family="table-cell">
      <style:table-cell-properties style:vertical-align="top" fo:padding="0in" fo:border="none" style:writing-mode="lr-tb"/>
    </style:style>
    <style:style style:name="Table14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4.A4" style:family="table-cell">
      <style:table-cell-properties style:vertical-align="top" fo:padding="0in" fo:border="0.0007in solid #000000" style:writing-mode="lr-tb"/>
    </style:style>
    <style:style style:name="Table14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4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4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4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4.12" style:family="table-row">
      <style:table-row-properties style:min-row-height="0.1618in" style:keep-together="true" fo:keep-together="auto"/>
    </style:style>
    <style:style style:name="Table14.13" style:family="table-row">
      <style:table-row-properties style:min-row-height="0.1611in" style:keep-together="true" fo:keep-together="auto"/>
    </style:style>
    <style:style style:name="Table15" style:family="table">
      <style:table-properties style:width="6.5083in" table:align="right" style:writing-mode="lr-tb"/>
    </style:style>
    <style:style style:name="Table15.A" style:family="table-column">
      <style:table-column-properties style:column-width="0.016in"/>
    </style:style>
    <style:style style:name="Table15.B" style:family="table-column">
      <style:table-column-properties style:column-width="1.7056in"/>
    </style:style>
    <style:style style:name="Table15.C" style:family="table-column">
      <style:table-column-properties style:column-width="1.5896in"/>
    </style:style>
    <style:style style:name="Table15.D" style:family="table-column">
      <style:table-column-properties style:column-width="0.6778in"/>
    </style:style>
    <style:style style:name="Table15.E" style:family="table-column">
      <style:table-column-properties style:column-width="2.5194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style:vertical-align="top" fo:padding="0in" fo:border="none" style:writing-mode="lr-tb"/>
    </style:style>
    <style:style style:name="Table15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5.A4" style:family="table-cell">
      <style:table-cell-properties style:vertical-align="top" fo:padding="0in" fo:border="0.0007in solid #000000" style:writing-mode="lr-tb"/>
    </style:style>
    <style:style style:name="Table15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5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5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5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5.12" style:family="table-row">
      <style:table-row-properties style:min-row-height="0.1618in" style:keep-together="true" fo:keep-together="auto"/>
    </style:style>
    <style:style style:name="Table15.13" style:family="table-row">
      <style:table-row-properties style:min-row-height="0.1611in" style:keep-together="true" fo:keep-together="auto"/>
    </style:style>
    <style:style style:name="Table16" style:family="table">
      <style:table-properties style:width="6.5083in" table:align="right" style:writing-mode="lr-tb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1.7056in"/>
    </style:style>
    <style:style style:name="Table16.C" style:family="table-column">
      <style:table-column-properties style:column-width="1.5896in"/>
    </style:style>
    <style:style style:name="Table16.D" style:family="table-column">
      <style:table-column-properties style:column-width="0.6778in"/>
    </style:style>
    <style:style style:name="Table16.E" style:family="table-column">
      <style:table-column-properties style:column-width="2.5194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top" fo:padding="0in" fo:border="none" style:writing-mode="lr-tb"/>
    </style:style>
    <style:style style:name="Table1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6.A4" style:family="table-cell">
      <style:table-cell-properties style:vertical-align="top" fo:padding="0in" fo:border="0.0007in solid #000000" style:writing-mode="lr-tb"/>
    </style:style>
    <style:style style:name="Table16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6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6.12" style:family="table-row">
      <style:table-row-properties style:min-row-height="0.1618in" style:keep-together="true" fo:keep-together="auto"/>
    </style:style>
    <style:style style:name="Table16.13" style:family="table-row">
      <style:table-row-properties style:min-row-height="0.1611in" style:keep-together="true" fo:keep-together="auto"/>
    </style:style>
    <style:style style:name="Table17" style:family="table">
      <style:table-properties style:width="6.5083in" table:align="right" style:writing-mode="lr-tb"/>
    </style:style>
    <style:style style:name="Table17.A" style:family="table-column">
      <style:table-column-properties style:column-width="0.4903in"/>
    </style:style>
    <style:style style:name="Table17.B" style:family="table-column">
      <style:table-column-properties style:column-width="3.9924in"/>
    </style:style>
    <style:style style:name="Table17.C" style:family="table-column">
      <style:table-column-properties style:column-width="2.0257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7.C1" style:family="table-cell">
      <style:table-cell-properties style:vertical-align="top" fo:padding="0in" fo:border="0.0007in solid #000000" style:writing-mode="lr-tb"/>
    </style:style>
    <style:style style:name="Table17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7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" style:family="table">
      <style:table-properties style:width="6.5083in" table:align="left" style:writing-mode="lr-tb"/>
    </style:style>
    <style:style style:name="Table18.A" style:family="table-column">
      <style:table-column-properties style:column-width="0.5042in"/>
    </style:style>
    <style:style style:name="Table18.B" style:family="table-column">
      <style:table-column-properties style:column-width="6.004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8.B1" style:family="table-cell">
      <style:table-cell-properties style:vertical-align="top" fo:padding="0in" fo:border-left="0.0007in solid #000000" fo:border-right="0.0007in solid #000000" fo:border-top="0.0007in solid #000000" fo:border-bottom="none" style:writing-mode="lr-tb"/>
    </style:style>
    <style:style style:name="Table18.A2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8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8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" style:family="table">
      <style:table-properties style:width="6.5083in" table:align="left" style:writing-mode="lr-tb"/>
    </style:style>
    <style:style style:name="Table19.A" style:family="table-column">
      <style:table-column-properties style:column-width="0.5042in"/>
    </style:style>
    <style:style style:name="Table19.B" style:family="table-column">
      <style:table-column-properties style:column-width="3.7493in"/>
    </style:style>
    <style:style style:name="Table19.C" style:family="table-column">
      <style:table-column-properties style:column-width="2.2549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9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0" style:family="table">
      <style:table-properties style:width="6.5083in" table:align="left" style:writing-mode="lr-tb"/>
    </style:style>
    <style:style style:name="Table20.A" style:family="table-column">
      <style:table-column-properties style:column-width="0.4972in"/>
    </style:style>
    <style:style style:name="Table20.B" style:family="table-column">
      <style:table-column-properties style:column-width="6.0111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20.B1" style:family="table-cell">
      <style:table-cell-properties style:vertical-align="top" fo:padding="0in" fo:border="0.0007in solid #000000" style:writing-mode="lr-tb"/>
    </style:style>
    <style:style style:name="Table20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20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21" style:family="table">
      <style:table-properties style:width="6.5083in" table:align="right" style:writing-mode="lr-tb"/>
    </style:style>
    <style:style style:name="Table21.A" style:family="table-column">
      <style:table-column-properties style:column-width="6.5083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padding="0in" fo:border="0.0007in solid #000000" style:writing-mode="lr-tb"/>
    </style:style>
    <style:style style:name="Table22" style:family="table">
      <style:table-properties style:width="6.4667in" fo:margin-left="0.0319in" table:align="left" style:writing-mode="lr-tb"/>
    </style:style>
    <style:style style:name="Table22.A" style:family="table-column">
      <style:table-column-properties style:column-width="6.4667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padding="0in" fo:border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letter-spacing="-0.002in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8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9" style:family="paragraph" style:parent-style-name="Standard">
      <style:paragraph-properties fo:margin-top="0in" fo:margin-bottom="0in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1" style:family="paragraph" style:parent-style-name="Text_20_body">
      <style:text-properties fo:language="en" fo:country="US" fo:font-weight="normal" style:font-weight-asian="normal"/>
    </style:style>
    <style:style style:name="P22" style:family="paragraph" style:parent-style-name="Footer">
      <style:paragraph-properties>
        <style:tab-stops/>
      </style:paragraph-properties>
    </style:style>
    <style:style style:name="P23" style:family="paragraph" style:parent-style-name="Footer">
      <style:text-properties fo:language="en" fo:country="US"/>
    </style:style>
    <style:style style:name="P24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5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6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P27" style:family="paragraph" style:parent-style-name="Standard">
      <style:paragraph-properties style:snap-to-layout-grid="false"/>
      <style:text-properties fo:language="en" fo:country="US"/>
    </style:style>
    <style:style style:name="P2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2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3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31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">08/04/09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">SimpleServe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GNU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0.5.3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2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Example BACnet service device used with the BACnet Stack hosted on SourceForge.net</text:p>
            <text:p text:style-name="P19"/>
            <text:p text:style-name="P19"/>
            <text:p text:style-name="P7"/>
          </table:table-cell>
        </table:table-row>
      </table:table>
      <text:p text:style-name="Standard"/>
      <text:p text:style-name="P24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2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DS-RP-B Read Property</text:p>
            <text:p text:style-name="P25">DS-WP-B Write Property</text:p>
            <text:p text:style-name="P25">DM-DDB-B Dynamic Device Binding</text:p>
            <text:p text:style-name="P25">DM-DOB-B Dynamic Object Binding</text:p>
            <text:p text:style-name="P25">DM-DCC-B Device Communication Control</text:p>
            <text:p text:style-name="P21">DS-RPM-B ReadPropertyMultiple</text:p>
            <text:p text:style-name="P21">DS-WPM-B WritePropertyMultiple</text:p>
            <text:p text:style-name="P25">DM-RD-B Reinitialize Device</text:p>
            <text:p text:style-name="P21">DS-COVU-A,B UnconfirmedCOV</text:p>
          </table:table-cell>
        </table:table-row>
      </table:table>
      <text:p text:style-name="P22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None of the above</text:p>
          </table:table-cell>
        </table:table-row>
      </table:table>
      <text:p text:style-name="P20">Standard Object Types Supported:</text:p>
      <text:p text:style-name="P7"/>
      <text:p text:style-name="P7">Analog Input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7</text:p>
          </table:table-cell>
          <table:covered-table-cell/>
          <table:table-cell table:style-name="Table6.A9" office:value-type="string">
            <text:p text:style-name="P14">REAL</text:p>
          </table:table-cell>
          <table:table-cell table:style-name="Table6.D9" table:number-columns-spanned="2" office:value-type="string">
            <text:p text:style-name="P14">Test case for REAL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8</text:p>
          </table:table-cell>
          <table:covered-table-cell/>
          <table:table-cell table:style-name="Table6.A9" office:value-type="string">
            <text:p text:style-name="P14">Unsigned</text:p>
          </table:table-cell>
          <table:table-cell table:style-name="Table6.D9" table:number-columns-spanned="2" office:value-type="string">
            <text:p text:style-name="P14">Test case for positive value encod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9</text:p>
          </table:table-cell>
          <table:covered-table-cell/>
          <table:table-cell table:style-name="Table6.A9" office:value-type="string">
            <text:p text:style-name="P14">Signed</text:p>
          </table:table-cell>
          <table:table-cell table:style-name="Table6.D9" table:number-columns-spanned="2" office:value-type="string">
            <text:p text:style-name="P14">Test case for negative value encoding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6.14">
          <table:table-cell table:style-name="Table6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9">Object Identifier</text:p>
          </table:table-cell>
          <table:covered-table-cell/>
          <table:table-cell table:style-name="Table6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0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1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2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3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Analog Output Object Typ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Heading"/>
          </table:table-cell>
          <table:table-cell table:style-name="Table7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7.B1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7.E2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8" office:value-type="string">
            <text:p text:style-name="P9">Property Datatype</text:p>
          </table:table-cell>
          <table:table-cell table:style-name="Table7.A4" table:number-columns-spanned="2" office:value-type="string">
            <text:p text:style-name="P9">Meaning</text:p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7.13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Present_Value</text:p>
          </table:table-cell>
          <table:covered-table-cell/>
          <table:table-cell table:style-name="Table7.D9" table:number-columns-spanned="3" office:value-type="string">
            <text:p text:style-name="P11">0-100%, 1% <text:s/>resolution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/>
          </table:table-cell>
          <table:covered-table-cell/>
          <table:table-cell table:style-name="Table7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4">
          <table:table-cell table:style-name="Table7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9">Object Identifier</text:p>
          </table:table-cell>
          <table:covered-table-cell/>
          <table:table-cell table:style-name="Table7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0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1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2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3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Analog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>Description, Priority_Array, Relinquish_Default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4">Present_Value</text:p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8" office:value-type="string">
            <text:p text:style-name="P9">Property Datatype</text:p>
          </table:table-cell>
          <table:table-cell table:style-name="Table8.A4" table:number-columns-spanned="2" office:value-type="string">
            <text:p text:style-name="P9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Present_Value</text:p>
          </table:table-cell>
          <table:covered-table-cell/>
          <table:table-cell table:style-name="Table8.D9" table:number-columns-spanned="3" office:value-type="string">
            <text:p text:style-name="P11">0-100%, 1% resolution.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Input Object Typ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/>
          </table:table-cell>
          <table:table-cell table:style-name="Table9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9.B1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9.E2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8" office:value-type="string">
            <text:p text:style-name="P8">Property Datatype</text:p>
          </table:table-cell>
          <table:table-cell table:style-name="Table9.A4" table:number-columns-spanned="2" office:value-type="string">
            <text:p text:style-name="P8">Meaning</text:p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8"/>
          </table:table-cell>
          <table:table-cell table:style-name="Table9.A6" table:number-columns-spanned="2" office:value-type="string">
            <text:p text:style-name="P18"/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1"/>
          </table:table-cell>
          <table:table-cell table:style-name="Table9.A6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9.12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Output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8"/>
          </table:table-cell>
          <table:table-cell table:style-name="Table10.A6" table:number-columns-spanned="2" office:value-type="string">
            <text:p text:style-name="P18"/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Value Object Typ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Table_20_Heading"/>
          </table:table-cell>
          <table:table-cell table:style-name="Table11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1.B1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1.E2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8" office:value-type="string">
            <text:p text:style-name="P8">Property Datatype</text:p>
          </table:table-cell>
          <table:table-cell table:style-name="Table11.A4" table:number-columns-spanned="2" office:value-type="string">
            <text:p text:style-name="P8">Meaning</text:p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8"/>
          </table:table-cell>
          <table:table-cell table:style-name="Table11.A6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1"/>
          </table:table-cell>
          <table:table-cell table:style-name="Table11.A6" table:number-columns-spanned="2" office:value-type="string">
            <text:p text:style-name="P11"/>
          </table:table-cell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1.12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File Object Typ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Table_20_Heading"/>
          </table:table-cell>
          <table:table-cell table:style-name="Table12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2.B1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2.E2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6" table:number-columns-spanned="5" office:value-type="string">
            <text:p text:style-name="P11">File_Siz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8" office:value-type="string">
            <text:p text:style-name="P8">Property Datatype</text:p>
          </table:table-cell>
          <table:table-cell table:style-name="Table12.A4" table:number-columns-spanned="2" office:value-type="string">
            <text:p text:style-name="P8">Meaning</text:p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2.12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2.13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Life Safety Point Object Typ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Table_20_Heading"/>
          </table:table-cell>
          <table:table-cell table:style-name="Table13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3.B1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3.E2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8" office:value-type="string">
            <text:p text:style-name="P8">Property Datatype</text:p>
          </table:table-cell>
          <table:table-cell table:style-name="Table13.A4" table:number-columns-spanned="2" office:value-type="string">
            <text:p text:style-name="P8">Meaning</text:p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3.12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3.13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7"/>
      <text:p text:style-name="P20">Load Control Object Type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Table_20_Heading"/>
          </table:table-cell>
          <table:table-cell table:style-name="Table14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4.B1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4.E2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4" table:number-columns-spanned="5" office:value-type="string">
            <text:p text:style-name="P11">Description, Full_Duty_Baselin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6" table:number-columns-spanned="5" office:value-type="string">
            <text:p text:style-name="P11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8" office:value-type="string">
            <text:p text:style-name="P8">Property Datatype</text:p>
          </table:table-cell>
          <table:table-cell table:style-name="Table14.A4" table:number-columns-spanned="2" office:value-type="string">
            <text:p text:style-name="P8">Meaning</text:p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4.12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4.13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Multi-state Output Object Typ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Table_20_Heading"/>
          </table:table-cell>
          <table:table-cell table:style-name="Table15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5.B1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5.E2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8" office:value-type="string">
            <text:p text:style-name="P8">Property Datatype</text:p>
          </table:table-cell>
          <table:table-cell table:style-name="Table15.A4" table:number-columns-spanned="2" office:value-type="string">
            <text:p text:style-name="P8">Meaning</text:p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5.12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5.13">
          <table:table-cell table:style-name="Table15.A9" table:number-columns-spanned="2" office:value-type="string">
            <text:p text:style-name="P15">Present_Value</text:p>
          </table:table-cell>
          <table:covered-table-cell/>
          <table:table-cell table:style-name="Table15.A6" table:number-columns-spanned="3" office:value-type="string">
            <text:p text:style-name="P15">0-254 states</text:p>
          </table:table-cell>
          <table:covered-table-cell/>
          <table:covered-table-cell/>
        </table:table-row>
      </table:table>
      <text:p text:style-name="Standard"/>
      <text:p text:style-name="P7"/>
      <text:p text:style-name="P7"/>
      <text:p text:style-name="P20">Device Object Typ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Heading"/>
          </table:table-cell>
          <table:table-cell table:style-name="Table1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6.B1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6.E2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4" table:number-columns-spanned="5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6" table:number-columns-spanned="5" office:value-type="string">
            <text:p text:style-name="P11">Object_Name</text:p>
            <text:p text:style-name="P11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8" office:value-type="string">
            <text:p text:style-name="P8">Property Datatype</text:p>
          </table:table-cell>
          <table:table-cell table:style-name="Table16.A4" table:number-columns-spanned="2" office:value-type="string">
            <text:p text:style-name="P8">Meaning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6.12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Name</text:p>
          </table:table-cell>
          <table:covered-table-cell/>
          <table:table-cell table:style-name="Table16.A6" table:number-columns-spanned="3" office:value-type="string">
            <text:p text:style-name="P1"><text:span text:style-name="T4"><text:s/></text:span><text:span text:style-name="T4">&lt; 16 characters</text:span>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Identifier</text:p>
          </table:table-cell>
          <table:covered-table-cell/>
          <table:table-cell table:style-name="Table16.A6" table:number-columns-spanned="3" office:value-type="string">
            <text:p text:style-name="P15">Device Type only.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Number_Of_APDU_Retries</text:p>
          </table:table-cell>
          <table:covered-table-cell/>
          <table:table-cell table:style-name="Table16.A6" table:number-columns-spanned="3" office:value-type="string">
            <text:p text:style-name="P15">0-25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APDU_Timeout</text:p>
          </table:table-cell>
          <table:covered-table-cell/>
          <table:table-cell table:style-name="Table16.A6" table:number-columns-spanned="3" office:value-type="string">
            <text:p text:style-name="P1">0-65535 millisecond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Vendor_Identifier</text:p>
          </table:table-cell>
          <table:covered-table-cell/>
          <table:table-cell table:style-name="Table16.A6" table:number-columns-spanned="3" office:value-type="string">
            <text:p text:style-name="P1">0-6553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System_Status</text:p>
          </table:table-cell>
          <table:covered-table-cell/>
          <table:table-cell table:style-name="Table16.A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>Data Link Layer Options (check all that are supported):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X</text:p>
          </table:table-cell>
          <table:table-cell table:style-name="Table17.A1" office:value-type="string">
            <text:p text:style-name="P11">BACnet IP, (Annex J)</text:p>
          </table:table-cell>
          <table:table-cell table:style-name="Table17.C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BACnet IP, (Annex J), Foreign Device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ISO 8802-3, Ethernet (Clause 7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ANSI/ATA 878.1, 2.5 Mb. ARCNET (Clause 8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ANSI/ATA 878.1, RS-485 ARCNET (Clause 8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master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slave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EIA 232 (Clause 10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modem, (Clause 10), baud rate(s)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LonTalk, (Clause 11), medium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Other:</text:p>
          </table:table-cell>
          <table:table-cell table:style-name="Table17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</table:table-cell>
          <table:table-cell table:style-name="Table18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  <table:table-cell table:style-name="Table18.B2" office:value-type="string">
            <text:p text:style-name="P11"/>
            <text:p text:style-name="P6"/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Annex H.3, BACnet Tunneling Router over UDP/IP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ACnet/IP Broadcast Management Device (BBMD)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/>
          </table:table-cell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Window Size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quests supported</text:p>
          </table:table-cell>
          <table:table-cell table:style-name="Table19.C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sponses supported</text:p>
          </table:table-cell>
          <table:table-cell table:style-name="Table19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>x</text:p>
          </table:table-cell>
          <table:table-cell table:style-name="Table20.B1" office:value-type="string">
            <text:p text:style-name="P11">ANSI X3.4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8859-1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UCS-2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ICS-4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N/A</text:p>
            <text:p text:style-name="P25"/>
          </table:table-cell>
        </table:table-row>
      </table:table>
      <text:p text:style-name="Standard"/>
      <text:p text:style-name="P24">Include any addition information about the product's BACnet capabilities relevant to interoperabilit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75in" fo:margin-left="0in" fo:margin-right="0in" fo:margin-bottom="0.46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Cnet Protocol Implementation Conformance Statement</dc:title>
    <meta:initial-creator>Steve Karg</meta:initial-creator>
    <meta:creation-date>1995-11-21T17:41:00</meta:creation-date>
    <dc:date>2009-08-14T11:18:58.57</dc:date>
    <meta:print-date>2113-01-01T06:00:00</meta:print-date>
    <meta:editing-cycles>6</meta:editing-cycles>
    <meta:editing-duration>PT574H28M05S</meta:editing-duration>
    <meta:generator>OpenOffice.org/3.1$Win32 OpenOffice.org_project/310m11$Build-9399</meta:generator>
    <meta:document-statistic meta:table-count="22" meta:image-count="0" meta:object-count="0" meta:page-count="13" meta:paragraph-count="304" meta:word-count="1218" meta:character-count="8655"/>
  </office:meta>
</office:document-meta>
</file>